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e721" officeooo:paragraph-rsid="000c5a65"/>
    </style:style>
    <style:style style:name="P2" style:family="paragraph" style:parent-style-name="Standard">
      <style:text-properties officeooo:rsid="0008e721" officeooo:paragraph-rsid="000e3e56"/>
    </style:style>
    <style:style style:name="P3" style:family="paragraph" style:parent-style-name="Standard">
      <style:text-properties officeooo:rsid="0008e721" officeooo:paragraph-rsid="000f3351"/>
    </style:style>
    <style:style style:name="P4" style:family="paragraph" style:parent-style-name="Standard">
      <style:text-properties officeooo:rsid="0008e721" officeooo:paragraph-rsid="000fdf39"/>
    </style:style>
    <style:style style:name="P5" style:family="paragraph" style:parent-style-name="Standard">
      <style:text-properties officeooo:rsid="0008e721" officeooo:paragraph-rsid="001ebbb5"/>
    </style:style>
    <style:style style:name="P6" style:family="paragraph" style:parent-style-name="Standard">
      <style:text-properties officeooo:rsid="0008e721" officeooo:paragraph-rsid="001f3eb9"/>
    </style:style>
    <style:style style:name="P7" style:family="paragraph" style:parent-style-name="Standard">
      <style:text-properties officeooo:rsid="0008e721" officeooo:paragraph-rsid="00213b8f"/>
    </style:style>
    <style:style style:name="P8" style:family="paragraph" style:parent-style-name="Standard">
      <style:text-properties officeooo:rsid="0008e721" officeooo:paragraph-rsid="00231d89"/>
    </style:style>
    <style:style style:name="P9" style:family="paragraph" style:parent-style-name="Standard">
      <style:text-properties fo:font-size="16pt" officeooo:rsid="0008e721" officeooo:paragraph-rsid="0008e721" style:font-size-asian="16pt" style:font-size-complex="16pt"/>
    </style:style>
    <style:style style:name="P10" style:family="paragraph" style:parent-style-name="Standard">
      <style:text-properties fo:font-size="16pt" officeooo:rsid="0014252b" officeooo:paragraph-rsid="0014252b" style:font-size-asian="16pt" style:font-size-complex="16pt"/>
    </style:style>
    <style:style style:name="P11" style:family="paragraph" style:parent-style-name="Standard">
      <style:text-properties fo:font-size="16pt" officeooo:rsid="001cc368" officeooo:paragraph-rsid="001cc368" style:font-size-asian="16pt" style:font-size-complex="16pt"/>
    </style:style>
    <style:style style:name="P12" style:family="paragraph" style:parent-style-name="Standard">
      <style:text-properties fo:font-size="16pt" officeooo:rsid="0028f607" officeooo:paragraph-rsid="0028f607" style:font-size-asian="16pt" style:font-size-complex="16pt"/>
    </style:style>
    <style:style style:name="P13" style:family="paragraph" style:parent-style-name="Standard">
      <style:text-properties officeooo:rsid="0014252b" officeooo:paragraph-rsid="0014252b"/>
    </style:style>
    <style:style style:name="P14" style:family="paragraph" style:parent-style-name="Standard">
      <style:text-properties officeooo:rsid="001459b7" officeooo:paragraph-rsid="001459b7"/>
    </style:style>
    <style:style style:name="P15" style:family="paragraph" style:parent-style-name="Standard">
      <style:text-properties officeooo:rsid="001459b7" officeooo:paragraph-rsid="00148bac"/>
    </style:style>
    <style:style style:name="P16" style:family="paragraph" style:parent-style-name="Standard">
      <style:text-properties officeooo:rsid="001459b7" officeooo:paragraph-rsid="001680e4"/>
    </style:style>
    <style:style style:name="P17" style:family="paragraph" style:parent-style-name="Standard">
      <style:text-properties officeooo:rsid="001680e4" officeooo:paragraph-rsid="001680e4"/>
    </style:style>
    <style:style style:name="P18" style:family="paragraph" style:parent-style-name="Standard">
      <style:text-properties officeooo:rsid="001680e4" officeooo:paragraph-rsid="0019a4c7"/>
    </style:style>
    <style:style style:name="P19" style:family="paragraph" style:parent-style-name="Standard">
      <style:text-properties officeooo:rsid="0019a4c7" officeooo:paragraph-rsid="0019a4c7"/>
    </style:style>
    <style:style style:name="P20" style:family="paragraph" style:parent-style-name="Standard">
      <style:text-properties officeooo:rsid="001ae4af" officeooo:paragraph-rsid="001ae4af"/>
    </style:style>
    <style:style style:name="P21" style:family="paragraph" style:parent-style-name="Standard">
      <style:text-properties officeooo:rsid="001ae4af" officeooo:paragraph-rsid="001ae4af" fo:background-color="#ffff00"/>
    </style:style>
    <style:style style:name="P22" style:family="paragraph" style:parent-style-name="Standard">
      <style:text-properties officeooo:rsid="00252d5b" officeooo:paragraph-rsid="00252d5b"/>
    </style:style>
    <style:style style:name="P23" style:family="paragraph" style:parent-style-name="Standard">
      <style:text-properties officeooo:rsid="00252d5b" officeooo:paragraph-rsid="00273979"/>
    </style:style>
    <style:style style:name="P24" style:family="paragraph" style:parent-style-name="Standard">
      <style:text-properties officeooo:rsid="00252d5b" officeooo:paragraph-rsid="002ff89b"/>
    </style:style>
    <style:style style:name="P25" style:family="paragraph" style:parent-style-name="Standard">
      <style:text-properties officeooo:rsid="00273979" officeooo:paragraph-rsid="00273979"/>
    </style:style>
    <style:style style:name="P26" style:family="paragraph" style:parent-style-name="Standard">
      <style:text-properties officeooo:rsid="00273979" officeooo:paragraph-rsid="003848a2"/>
    </style:style>
    <style:style style:name="P27" style:family="paragraph" style:parent-style-name="Standard">
      <style:text-properties officeooo:rsid="0028f607" officeooo:paragraph-rsid="0028f607"/>
    </style:style>
    <style:style style:name="P28" style:family="paragraph" style:parent-style-name="Standard">
      <style:text-properties officeooo:rsid="0028f607" officeooo:paragraph-rsid="002c0098"/>
    </style:style>
    <style:style style:name="P29" style:family="paragraph" style:parent-style-name="Standard">
      <style:text-properties officeooo:rsid="002d1977" officeooo:paragraph-rsid="002d1977"/>
    </style:style>
    <style:style style:name="P30" style:family="paragraph" style:parent-style-name="Standard">
      <style:text-properties officeooo:rsid="0032ca4c" officeooo:paragraph-rsid="0032ca4c"/>
    </style:style>
    <style:style style:name="P31" style:family="paragraph" style:parent-style-name="Standard">
      <style:text-properties officeooo:rsid="00334621" officeooo:paragraph-rsid="00334621"/>
    </style:style>
    <style:style style:name="P32" style:family="paragraph" style:parent-style-name="Standard">
      <style:text-properties officeooo:rsid="00334621" officeooo:paragraph-rsid="003848a2"/>
    </style:style>
    <style:style style:name="P33" style:family="paragraph" style:parent-style-name="Standard">
      <style:text-properties officeooo:rsid="003422a1" officeooo:paragraph-rsid="003422a1"/>
    </style:style>
    <style:style style:name="P34" style:family="paragraph" style:parent-style-name="Standard">
      <style:text-properties officeooo:rsid="000c5a65" officeooo:paragraph-rsid="000f3351"/>
    </style:style>
    <style:style style:name="P35" style:family="paragraph" style:parent-style-name="Standard">
      <style:text-properties officeooo:rsid="001ae4af" officeooo:paragraph-rsid="000e3e56"/>
    </style:style>
    <style:style style:name="P36" style:family="paragraph" style:parent-style-name="Standard">
      <style:text-properties officeooo:rsid="001ebbb5" officeooo:paragraph-rsid="00213b8f"/>
    </style:style>
    <style:style style:name="P37" style:family="paragraph" style:parent-style-name="Standard">
      <style:text-properties officeooo:rsid="001ebbb5" officeooo:paragraph-rsid="001f3eb9"/>
    </style:style>
    <style:style style:name="P38" style:family="paragraph" style:parent-style-name="Standard">
      <style:text-properties officeooo:rsid="00213b8f" officeooo:paragraph-rsid="00213b8f"/>
    </style:style>
    <style:style style:name="P39" style:family="paragraph" style:parent-style-name="Standard">
      <style:text-properties officeooo:rsid="00213b8f" officeooo:paragraph-rsid="00231d89"/>
    </style:style>
    <style:style style:name="P40" style:family="paragraph" style:parent-style-name="Standard">
      <style:text-properties officeooo:rsid="002ff89b" officeooo:paragraph-rsid="002ff89b"/>
    </style:style>
    <style:style style:name="P41" style:family="paragraph" style:parent-style-name="Standard">
      <style:text-properties officeooo:rsid="0008e721" officeooo:paragraph-rsid="0008e721"/>
    </style:style>
    <style:style style:name="P42" style:family="paragraph" style:parent-style-name="Standard">
      <style:text-properties officeooo:rsid="003b0386" officeooo:paragraph-rsid="003b0386"/>
    </style:style>
    <style:style style:name="P43" style:family="paragraph" style:parent-style-name="Standard">
      <style:text-properties officeooo:rsid="003b0386" officeooo:paragraph-rsid="003bd96f"/>
    </style:style>
    <style:style style:name="P44" style:family="paragraph" style:parent-style-name="Standard">
      <style:text-properties officeooo:rsid="003bd96f" officeooo:paragraph-rsid="003bd96f"/>
    </style:style>
    <style:style style:name="P45" style:family="paragraph" style:parent-style-name="Standard">
      <style:text-properties fo:font-size="16pt" officeooo:rsid="003b0386" officeooo:paragraph-rsid="003b0386" style:font-size-asian="16pt" style:font-size-complex="16pt"/>
    </style:style>
    <style:style style:name="P46" style:family="paragraph" style:parent-style-name="Standard">
      <style:text-properties officeooo:rsid="003d91c4" officeooo:paragraph-rsid="003d91c4"/>
    </style:style>
    <style:style style:name="P47" style:family="paragraph" style:parent-style-name="Standard">
      <style:text-properties officeooo:rsid="003d91c4" officeooo:paragraph-rsid="003f8b6d"/>
    </style:style>
    <style:style style:name="T1" style:family="text">
      <style:text-properties officeooo:rsid="000a9f0b"/>
    </style:style>
    <style:style style:name="T2" style:family="text">
      <style:text-properties officeooo:rsid="000c5a65"/>
    </style:style>
    <style:style style:name="T3" style:family="text">
      <style:text-properties officeooo:rsid="000e3e56"/>
    </style:style>
    <style:style style:name="T4" style:family="text">
      <style:text-properties officeooo:rsid="000fdf39"/>
    </style:style>
    <style:style style:name="T5" style:family="text">
      <style:text-properties officeooo:rsid="00130ada"/>
    </style:style>
    <style:style style:name="T6" style:family="text">
      <style:text-properties officeooo:rsid="00148bac"/>
    </style:style>
    <style:style style:name="T7" style:family="text">
      <style:text-properties officeooo:rsid="001680e4"/>
    </style:style>
    <style:style style:name="T8" style:family="text">
      <style:text-properties officeooo:rsid="0019a4c7"/>
    </style:style>
    <style:style style:name="T9" style:family="text">
      <style:text-properties officeooo:rsid="001d2c69"/>
    </style:style>
    <style:style style:name="T10" style:family="text">
      <style:text-properties officeooo:rsid="001ebbb5"/>
    </style:style>
    <style:style style:name="T11" style:family="text">
      <style:text-properties officeooo:rsid="00213b8f"/>
    </style:style>
    <style:style style:name="T12" style:family="text">
      <style:text-properties officeooo:rsid="00273979"/>
    </style:style>
    <style:style style:name="T13" style:family="text">
      <style:text-properties officeooo:rsid="002ac0a8"/>
    </style:style>
    <style:style style:name="T14" style:family="text">
      <style:text-properties officeooo:rsid="002eec63"/>
    </style:style>
    <style:style style:name="T15" style:family="text">
      <style:text-properties officeooo:rsid="002ff89b"/>
    </style:style>
    <style:style style:name="T16" style:family="text">
      <style:text-properties officeooo:rsid="0032ca4c"/>
    </style:style>
    <style:style style:name="T17" style:family="text">
      <style:text-properties officeooo:rsid="003848a2"/>
    </style:style>
    <style:style style:name="T18" style:family="text">
      <style:text-properties officeooo:rsid="003bd96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5">Afficher un</text:span> component <text:span text:style-name="T5">avec la navigation</text:span></text:p>
      <text:p text:style-name="P9"/>
      <text:p text:style-name="P3"><text:tab/><text:span text:style-name="T1">component/auth/</text:span>Routes.js</text:p>
      <text:p text:style-name="P1"><text:tab/><text:tab/>placer son url dans le component </text:p>
      <text:p text:style-name="P1"/>
      <text:p text:style-name="P3"><text:tab/><text:span text:style-name="T2">component/App.js </text:span></text:p>
      <text:p text:style-name="P3"><text:tab/><text:tab/><text:span text:style-name="T3">importer d’abord depuis l’url du component</text:span></text:p>
      <text:p text:style-name="P34"><text:tab/><text:tab/>ajouter la route pour lier les routes au component à afficher</text:p>
      <text:p text:style-name="P3"/>
      <text:p text:style-name="P3"><text:tab/><text:span text:style-name="T2">component/Navigation.js</text:span></text:p>
      <text:p text:style-name="P3"><text:tab/><text:tab/><text:span text:style-name="T4">choisir ou le lien se placera, dans quelle type de navigation</text:span></text:p>
      <text:p text:style-name="P4"><text:tab/><text:tab/><text:tab/><text:span text:style-name="T4">ajouter un &lt;linkto={ROUTES.nomdeRouteDuComponent}&gt; </text:span></text:p>
      <text:p text:style-name="P4"/>
      <text:p text:style-name="P10">Permettre la visualisation seulement pour les admins</text:p>
      <text:p text:style-name="P13"/>
      <text:p text:style-name="P14">dans le component</text:p>
      <text:p text:style-name="P14"><text:tab/>import { withAuthorization } from '../session/Session-index';</text:p>
      <text:p text:style-name="P14"><text:tab/><text:tab/>pour pouvoir gérer l’affichage du component selon une condition</text:p>
      <text:p text:style-name="P14"><text:tab/><text:tab/><text:tab/>condition qui sera d’être connecté et d’avoir le role d’admin</text:p>
      <text:p text:style-name="P14"/>
      <text:p text:style-name="P14"><text:tab/>import { compose } from 'recompose';</text:p>
      <text:p text:style-name="P14"><text:tab/><text:tab/>pour exporter un component utilisant les fonctions de plusieurs autres components</text:p>
      <text:p text:style-name="P14"/>
      <text:p text:style-name="P14"><text:tab/><text:span text:style-name="T6">en fin de code avant l’export du components, créer la condition</text:span></text:p>
      <text:p text:style-name="P15"><text:tab/><text:tab/><text:span text:style-name="T6">const condition = authUser =&gt; authUser &amp;&amp; !!authUser.roles[ROLES.ADMIN];</text:span></text:p>
      <text:p text:style-name="P15"/>
      <text:p text:style-name="P15"><text:tab/><text:span text:style-name="T7">en fin de code</text:span></text:p>
      <text:p text:style-name="P16"><text:tab/><text:tab/><text:span text:style-name="T7">export default compose(</text:span></text:p>
      <text:p text:style-name="P17"><text:s text:c="2"/><text:tab/><text:tab/><text:tab/><text:tab/>withAuthorization(condition),</text:p>
      <text:p text:style-name="P17"><text:s text:c="2"/><text:tab/><text:tab/><text:tab/><text:tab/>AutreComponentUtilisé,</text:p>
      <text:p text:style-name="P17"><text:tab/><text:tab/><text:tab/><text:tab/>)(NomDuComponent);</text:p>
      <text:p text:style-name="P17"/>
      <text:p text:style-name="P17"><text:tab/><text:tab/><text:span text:style-name="T8">ou dans le cas d’une constante au lieu d’une class</text:span></text:p>
      <text:p text:style-name="P18"><text:tab/><text:tab/><text:tab/><text:tab/><text:span text:style-name="T8">const NomdeComponent = compose(</text:span></text:p>
      <text:p text:style-name="P19"><text:s text:c="2"/><text:tab/><text:tab/><text:tab/><text:tab/><text:tab/><text:tab/><text:tab/><text:tab/><text:tab/>withAuthorization(condition),</text:p>
      <text:p text:style-name="P19"><text:s text:c="2"/><text:tab/><text:tab/><text:tab/><text:tab/><text:tab/><text:tab/><text:tab/><text:tab/><text:tab/>withRouter,</text:p>
      <text:p text:style-name="P19"><text:s text:c="2"/><text:tab/><text:tab/><text:tab/><text:tab/><text:tab/><text:tab/><text:tab/><text:tab/><text:tab/>withFirebase,</text:p>
      <text:p text:style-name="P19"><text:tab/><text:tab/><text:tab/><text:tab/><text:tab/><text:tab/><text:tab/><text:tab/><text:tab/>)(pre-NomdeComponent);</text:p>
      <text:p text:style-name="P19"><text:tab/><text:tab/>export { NomdeComponent}</text:p>
      <text:p text:style-name="P19"/>
      <text:p text:style-name="P21">comment donner une redirection si pas le droit d’être là?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1"><text:soft-page-break/>User connecté ?</text:p>
      <text:p text:style-name="P20"/>
      <text:p text:style-name="P35">Afin de recevoir les informations de connection d’un user, un context a été créé, cela permet de passer des informations d’un component à un autre sans devoir utiliser de props.</text:p>
      <text:p text:style-name="P2"/>
      <text:p text:style-name="P5"><text:tab/><text:span text:style-name="T9">dans le component/session/Session-context.js</text:span></text:p>
      <text:p text:style-name="P2"><text:tab/><text:span text:style-name="T9">une fonction dans une variable AuthUserContext </text:span></text:p>
      <text:p text:style-name="P2"><text:tab/><text:span text:style-name="T10">cette fonction créée deux components invisibles un provider et un consumer</text:span></text:p>
      <text:p text:style-name="P2"/>
      <text:p text:style-name="P7"><text:tab/><text:tab/><text:span text:style-name="T10">on associera le component provider avec une valeur </text:span></text:p>
      <text:p text:style-name="P36"><text:tab/><text:tab/>lors de la création d’un component comme app.js </text:p>
      <text:p text:style-name="P36"><text:tab/><text:tab/>qui passera l’info aux autres component</text:p>
      <text:p text:style-name="P6"><text:tab/><text:tab/><text:span text:style-name="T10">et le component utilisant la valeur sera le consumer, </text:span></text:p>
      <text:p text:style-name="P37"><text:tab/><text:tab/><text:tab/>c’est ce que l’on fait aussi avec firebase</text:p>
      <text:p text:style-name="P6"/>
      <text:p text:style-name="P7"><text:tab/><text:span text:style-name="T11">cependant afin de séparer les fonctions </text:span></text:p>
      <text:p text:style-name="P38"><text:tab/><text:tab/>un component withAuthentification a été créé, </text:p>
      <text:p text:style-name="P38"><text:tab/><text:tab/>il contient le provider avec l’authUser en state dont la valeur change en fonction </text:p>
      <text:p text:style-name="P38"><text:tab/><text:tab/>de l’information renvoyée par firebase (appel à une fonction de component firebase), </text:p>
      <text:p text:style-name="P39"><text:tab/><text:tab/>chaque chargement de component questionnera la database pour savoir </text:p>
      <text:p text:style-name="P39"><text:tab/><text:tab/>si le user est connecté, si oui des infos sur le user sont transmises dans authUser</text:p>
      <text:p text:style-name="P33">l’intéret de cette méthode est de ne rien charger avant d’avoir les infos de connexion et de ne pas devoir les cacher par après.</text:p>
      <text:p text:style-name="P8"/>
      <text:p text:style-name="P22">chaque component nécéssitant les infos du user </text:p>
      <text:p text:style-name="P24"><text:tab/><text:tab/><text:span text:style-name="T15">doit importer AuthUserContext</text:span></text:p>
      <text:p text:style-name="P24"><text:tab/><text:tab/><text:tab/><text:span text:style-name="T15">mais pas</text:span> withAuthentification qui va faire office de provider, </text:p>
      <text:p text:style-name="P40"><text:tab/><text:tab/><text:tab/>apparement AuthUserContext va chercher le provider sans devoir le définir…</text:p>
      <text:p text:style-name="P24"/>
      <text:p text:style-name="P22"><text:tab/><text:tab/>doit contenir les informations en balisage .consumer </text:p>
      <text:p text:style-name="P22"><text:tab/><text:tab/><text:tab/>pour utiliser les informations du provider</text:p>
      <text:p text:style-name="P22"><text:tab/><text:tab/><text:span text:style-name="T12">exemple:</text:span></text:p>
      <text:p text:style-name="P23"><text:tab/><text:tab/><text:span text:style-name="T12">&lt;AuthUserContext.Consumer&gt;</text:span></text:p>
      <text:p text:style-name="P25"><text:s text:c="4"/><text:tab/><text:tab/><text:tab/><text:tab/>{authUser =&gt; (</text:p>
      <text:p text:style-name="P25"><text:s text:c="4"/><text:tab/><text:tab/><text:tab/><text:tab/><text:tab/>&lt;div className="Account"&gt;...&lt;/div&gt;</text:p>
      <text:p text:style-name="P25"><text:tab/><text:tab/><text:tab/><text:tab/><text:tab/><text:tab/>)}</text:p>
      <text:p text:style-name="P25"><text:tab/><text:tab/>&lt;/ AuthUserContext.Consumer&gt;</text:p>
      <text:p text:style-name="P25"/>
      <text:p text:style-name="P30">Exemple de component contenant le consumer: account.js, home.js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12"><text:soft-page-break/>User <text:span text:style-name="T16">non-</text:span>autorisé <text:span text:style-name="T16">pour des redirections </text:span>?</text:p>
      <text:p text:style-name="P27"/>
      <text:p text:style-name="P28">Les autorisations <text:span text:style-name="T14">pour accéder ou non à une url</text:span> sont gérées par un component séparé <text:span text:style-name="T13">qui sera consumer de withauthentification même si il ne fait appel à celuis-ci mais à authUserContext. </text:span></text:p>
      <text:p text:style-name="P29">Dans ce cas, le component prendra forme si il rempli une condition, ç à d une fonction en argument, la valeur de condition est false, il y aura une redirection vers la sign-in page.</text:p>
      <text:p text:style-name="P31">Chaque component dont l’url doit être redirigé doit contenir :</text:p>
      <text:p text:style-name="P31"/>
      <text:p text:style-name="P31"><text:tab/><text:span text:style-name="T17">dans le jsx du component, un consumer:</text:span></text:p>
      <text:p text:style-name="P32"><text:tab/><text:tab/><text:span text:style-name="T12">&lt;AuthUserContext.Consumer&gt;</text:span></text:p>
      <text:p text:style-name="P26"><text:s text:c="4"/><text:tab/><text:tab/><text:tab/><text:tab/>{authUser =&gt; (</text:p>
      <text:p text:style-name="P26"><text:s text:c="4"/><text:tab/><text:tab/><text:tab/><text:tab/><text:tab/>&lt;div className="Account"&gt;...&lt;/div&gt;</text:p>
      <text:p text:style-name="P26"><text:tab/><text:tab/><text:tab/><text:tab/><text:tab/><text:tab/>)}</text:p>
      <text:p text:style-name="P26"><text:tab/><text:tab/>&lt;/ AuthUserContext.Consumer&gt;</text:p>
      <text:p text:style-name="P31"><text:tab/>une condition <text:s/>avec la fonction qui traite authUser et renvoie une valeur ou non</text:p>
      <text:p text:style-name="P31"><text:tab/>un export de component composé utilisant withAuthorization(condition)</text:p>
      <text:p text:style-name="P41"><text:tab/><text:tab/></text:p>
      <text:p text:style-name="P41"/>
      <text:p text:style-name="P45">Les roles, autorisation pour seulement certains type de user comme admin:</text:p>
      <text:p text:style-name="P42"/>
      <text:p text:style-name="P42">pour une page réservée à l’admin</text:p>
      <text:p text:style-name="P43"><text:tab/><text:span text:style-name="T18">import { compose } from 'recompose';</text:span></text:p>
      <text:p text:style-name="P42"><text:tab/>import { withAuthorization } from '../session/Session-index';</text:p>
      <text:p text:style-name="P42"><text:tab/>import * as ROLES from './Roles';</text:p>
      <text:p text:style-name="P42"/>
      <text:p text:style-name="P42"><text:tab/>la création du component doit se faire selon une condition : </text:p>
      <text:p text:style-name="P43"><text:tab/><text:tab/><text:span text:style-name="T18">const condition = authUser =&gt; authUser &amp;&amp; !!authUser.roles[ROLES.ADMIN];</text:span></text:p>
      <text:p text:style-name="P43"/>
      <text:p text:style-name="P44">export default compose(</text:p>
      <text:p text:style-name="P44"><text:s text:c="2"/><text:tab/>withAuthorization(condition),</text:p>
      <text:p text:style-name="P44"><text:s text:c="2"/><text:tab/>withFirebase,</text:p>
      <text:p text:style-name="P44">)(nomDuComponent);</text:p>
      <text:p text:style-name="P44"/>
      <text:p text:style-name="P47">la route vers le component doit être sécurisée dans la navigation, </text:p>
      <text:p text:style-name="P47"><text:tab/>component auquel on a donné authuser en props et qui est aussi consumer du <text:tab/>authUserContext,</text:p>
      <text:p text:style-name="P46"><text:tab/>appliquer ce script jsx devant la balisen lien à sécuriser:</text:p>
      <text:p text:style-name="P46"><text:tab/><text:tab/>{!!authUser.roles[ROLES.ADMIN] &amp;&amp; (</text:p>
      <text:p text:style-name="P46"><text:tab/><text:tab/><text:tab/>&lt;balise /&gt;</text:p>
      <text:p text:style-name="P46"><text:tab/><text:tab/>)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3T10:31:50.109577394</meta:creation-date>
    <dc:date>2019-06-17T11:07:49.679369676</dc:date>
    <meta:editing-duration>PT4H48M19S</meta:editing-duration>
    <meta:editing-cycles>45</meta:editing-cycles>
    <meta:generator>LibreOffice/5.1.6.2$Linux_X86_64 LibreOffice_project/10m0$Build-2</meta:generator>
    <meta:document-statistic meta:table-count="0" meta:image-count="0" meta:object-count="0" meta:page-count="3" meta:paragraph-count="91" meta:word-count="617" meta:character-count="4501" meta:non-whitespace-character-count="3739"/>
  </office:meta>
</office:document-meta>
</file>